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OpenSymbol"/>
    </style:style>
    <style:style style:name="T4" style:family="text">
      <style:text-properties style:font-name="OpenSymbol" fo:font-size="12pt" style:font-size-asian="12pt" style:font-size-complex="12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Times New Roman" style:font-name-asian="Arial Unicode MS" style:font-name-complex="Tahoma"/>
    </style:style>
    <style:style style:name="T9" style:family="text">
      <style:text-properties style:font-name="Times New Roman" style:text-underline-style="none" style:font-name-asian="Arial Unicode MS" style:font-name-complex="Tahoma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oir Maison n°2. </text:p>
      <text:p text:style-name="P6"/>
      <text:p text:style-name="P2">Exercice 1 : </text:p>
      <text:list xml:id="list2451260682972379971" text:style-name="L2">
        <text:list-item>
          <text:p text:style-name="P4">Simplifier l'écriture suivante : <draw:frame draw:style-name="fr2" draw:name="Objet62" text:anchor-type="as-char" svg:y="-0.681cm" svg:width="1.632cm" svg:height="1.1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  <text:list-item>
          <text:p text:style-name="P4">Développer et réduire l'expression suivante : </text:p>
          <text:p text:style-name="P4"><draw:frame draw:style-name="fr2" draw:name="Objet64" text:anchor-type="as-char" svg:y="-0.437cm" svg:width="5.084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  <text:list-item>
          <text:p text:style-name="P7"><text:span text:style-name="T8">Montrer que, quels que soit le réel </text:span><text:span text:style-name="T8"><draw:frame draw:style-name="fr1" draw:name="Objet70" text:anchor-type="as-char" svg:width="1.02cm" svg:height="0.46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8">, on a : </text:span></text:p>
          <text:p text:style-name="P7"><text:span text:style-name="T8"><draw:frame draw:style-name="fr1" draw:name="Objet71" text:anchor-type="as-char" svg:width="3.027cm" svg:height="1.12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item>
      </text:list>
      <text:p text:style-name="P2"/>
      <text:p text:style-name="P2">Exercice 2 : Soit la fonction <text:span text:style-name="T2">f</text:span> définie sur <text:span text:style-name="T3">ℝ</text:span> par <draw:frame draw:style-name="fr1" draw:name="Objet95" text:anchor-type="as-char" svg:width="2.443cm" svg:height="1.1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P2">Soit <draw:frame draw:style-name="fr1" draw:name="Objet96" text:anchor-type="as-char" svg:width="0.52cm" svg:height="0.46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sa courbe représentative et T la tangente à <draw:frame draw:style-name="fr1" draw:name="Objet97" text:anchor-type="as-char" svg:width="0.52cm" svg:height="0.46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 en son point d’abscisse 0.</text:p>
      <text:list xml:id="list4843866401563513215" text:style-name="L1">
        <text:list-item>
          <text:p text:style-name="P3">Étudier le sens de variation de <text:span text:style-name="T2">f</text:span> sur <text:span text:style-name="T3">ℝ</text:span>.</text:p>
        </text:list-item>
        <text:list-item>
          <text:p text:style-name="P3">Écrire une équation de la droite T. </text:p>
        </text:list-item>
        <text:list-item>
          <text:p text:style-name="P3">Soit g la fonction définie sur <text:span text:style-name="T3">ℝ</text:span> par : <draw:frame draw:style-name="fr1" draw:name="Objet98" text:anchor-type="as-char" svg:width="3.932cm" svg:height="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    <text:p text:style-name="P3">a. Monter que, pour tout <text:span text:style-name="T1">x, </text:span><text:span text:style-name="T1"><draw:frame draw:style-name="fr1" draw:name="Objet99" text:anchor-type="as-char" svg:width="3.277cm" svg:height="1.152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">.</text:span></text:p>
          <text:p text:style-name="P3"><text:span text:style-name="T5">b. En déduire le sens de variation de </text:span><text:span text:style-name="T2">g</text:span>.</text:p>
          <text:p text:style-name="P3">c. Calculer <draw:frame draw:style-name="fr1" draw:name="Objet100" text:anchor-type="as-char" svg:width="1.046cm" svg:height="0.48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</text:list-item>
      </text:list>
      <text:p text:style-name="P2"><text:tab/>d. En déduire la position de <draw:frame draw:style-name="fr1" draw:name="Objet101" text:anchor-type="as-char" svg:width="0.52cm" svg:height="0.46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 par rapport à T. </text:p>
      <text:p text:style-name="P2"/>
      <text:p text:style-name="P2">Exercice 3:Démontrer par récurrence que pour tout entier naturel <draw:frame draw:style-name="fr3" draw:name="Objet1" text:anchor-type="as-char" svg:y="-0.377cm" svg:width="0.43cm" svg:height="0.469cm" draw:z-index="11"><draw:object xlink:href="./Object 12" xlink:type="simple" xlink:show="embed" xlink:actuate="onLoad"/><draw:image xlink:href="./ObjectReplacements/Object 12" xlink:type="simple" xlink:show="embed" xlink:actuate="onLoad"/><svg:desc>n</svg:desc></draw:frame>, </text:p>
      <text:p text:style-name="P2"><draw:frame draw:style-name="fr3" draw:name="Objet2" text:anchor-type="as-char" svg:y="-0.713cm" svg:width="3.431cm" svg:height="1.161cm" draw:z-index="12"><draw:object xlink:href="./Object 13" xlink:type="simple" xlink:show="embed" xlink:actuate="onLoad"/><draw:image xlink:href="./ObjectReplacements/Object 13" xlink:type="simple" xlink:show="embed" xlink:actuate="onLoad"/><svg:desc>n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Devoir Maison n°2. </text:p>
      <text:p text:style-name="P6"/>
      <text:p text:style-name="P2">Exercice 1 : </text:p>
      <text:list xml:id="list9102854595086473564" text:style-name="L4">
        <text:list-item>
          <text:p text:style-name="P1"><text:span text:style-name="T6">Simplifier l'écriture suivante : </text:span><text:span text:style-name="T6"><draw:frame draw:style-name="fr2" draw:name="Objet4" text:anchor-type="as-char" svg:y="-0.681cm" svg:width="1.632cm" svg:height="1.12cm" draw:z-index="23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1"><text:span text:style-name="T6">Développer et réduire l'expression suivante : </text:span></text:p>
        </text:list-item>
      </text:list>
      <text:list xml:id="list34610281" text:continue-list="list2451260682972379971" text:style-name="L2">
        <text:list-header>
          <text:p text:style-name="P4"><draw:frame draw:style-name="fr2" draw:name="Objet5" text:anchor-type="as-char" svg:y="-0.437cm" svg:width="5.084cm" svg:height="0.545cm" draw:z-index="25"><draw:object xlink:href="./Object 16" xlink:type="simple" xlink:show="embed" xlink:actuate="onLoad"/><draw:image xlink:href="./ObjectReplacements/Object 16" xlink:type="simple" xlink:show="embed" xlink:actuate="onLoad"/></draw:frame></text:p>
        </text:list-header>
        <text:list-item>
          <text:p text:style-name="P4"><text:span text:style-name="T9">Montrer que, quels que soit le réel </text:span><text:span text:style-name="T9"><draw:frame draw:style-name="fr1" draw:name="Objet6" text:anchor-type="as-char" svg:width="1.02cm" svg:height="0.469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9">, on a : </text:span></text:p>
          <text:p text:style-name="P7"><text:span text:style-name="T8"><draw:frame draw:style-name="fr1" draw:name="Objet7" text:anchor-type="as-char" svg:width="3.027cm" svg:height="1.12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</text:list-item>
      </text:list>
      <text:p text:style-name="P2"/>
      <text:p text:style-name="P2">Exercice 2 : Soit la fonction <text:span text:style-name="T2">f</text:span> définie sur <text:span text:style-name="T3">ℝ</text:span> par <draw:frame draw:style-name="fr1" draw:name="Objet8" text:anchor-type="as-char" svg:width="2.443cm" svg:height="1.12cm" draw:z-index="15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2">Soit <draw:frame draw:style-name="fr1" draw:name="Objet9" text:anchor-type="as-char" svg:width="0.52cm" svg:height="0.469cm" draw:z-index="16"><draw:object xlink:href="./Object 20" xlink:type="simple" xlink:show="embed" xlink:actuate="onLoad"/><draw:image xlink:href="./ObjectReplacements/Object 20" xlink:type="simple" xlink:show="embed" xlink:actuate="onLoad"/><svg:desc>formule</svg:desc></draw:frame> sa courbe représentative et T la tangente à <draw:frame draw:style-name="fr1" draw:name="Objet10" text:anchor-type="as-char" svg:width="0.52cm" svg:height="0.469cm" draw:z-index="17"><draw:object xlink:href="./Object 21" xlink:type="simple" xlink:show="embed" xlink:actuate="onLoad"/><draw:image xlink:href="./ObjectReplacements/Object 21" xlink:type="simple" xlink:show="embed" xlink:actuate="onLoad"/><svg:desc>formule</svg:desc></draw:frame> en son point d’abscisse 0.</text:p>
      <text:list xml:id="list6268212505941325617" text:style-name="L3">
        <text:list-item>
          <text:p text:style-name="P5">Étudier le sens de variation de <text:span text:style-name="T2">f</text:span> sur <text:span text:style-name="T3">ℝ</text:span>.</text:p>
        </text:list-item>
        <text:list-item>
          <text:p text:style-name="P5">Écrire une équation de la droite T. </text:p>
        </text:list-item>
        <text:list-item>
          <text:p text:style-name="P5">Soit g la fonction définie sur <text:span text:style-name="T3">ℝ</text:span> par : <draw:frame draw:style-name="fr1" draw:name="Objet11" text:anchor-type="as-char" svg:width="3.932cm" svg:height="1cm" draw:z-index="18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    <text:p text:style-name="P5">a. Monter que, pour tout <text:span text:style-name="T1">x, </text:span><text:span text:style-name="T1"><draw:frame draw:style-name="fr1" draw:name="Objet12" text:anchor-type="as-char" svg:width="3.277cm" svg:height="1.152cm" draw:z-index="19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">.</text:span></text:p>
          <text:p text:style-name="P5"><text:span text:style-name="T5">b. En déduire le sens de variation de </text:span><text:span text:style-name="T2">g</text:span>.</text:p>
          <text:p text:style-name="P5">c. Calculer <draw:frame draw:style-name="fr1" draw:name="Objet13" text:anchor-type="as-char" svg:width="1.046cm" svg:height="0.485cm" draw:z-index="20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</text:list-item>
      </text:list>
      <text:p text:style-name="P2"><text:tab/>d. En déduire la position de <draw:frame draw:style-name="fr1" draw:name="Objet14" text:anchor-type="as-char" svg:width="0.52cm" svg:height="0.469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 par rapport à T. </text:p>
      <text:p text:style-name="P2"/>
      <text:p text:style-name="P2">Exercice 3:Démontrer par récurrence que pour tout entier naturel <draw:frame draw:style-name="fr3" draw:name="Objet15" text:anchor-type="as-char" svg:y="-0.377cm" svg:width="0.43cm" svg:height="0.469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, </text:p>
      <text:p text:style-name="P2"><draw:frame draw:style-name="fr3" draw:name="Objet3" text:anchor-type="as-char" svg:y="-0.713cm" svg:width="3.431cm" svg:height="1.16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.497cm">
          <style:column style:rel-width="7851*" fo:start-indent="0cm" fo:end-indent="0.249cm"/>
          <style:column style:rel-width="7853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3-09-18T09:43:54.84</meta:creation-date>
    <dc:date>2023-09-18T14:37:02.71</dc:date>
    <dc:creator>Marie Guichard</dc:creator>
    <meta:editing-duration>PT4H53M7S</meta:editing-duration>
    <meta:editing-cycles>4</meta:editing-cycles>
    <meta:generator>OpenOffice/4.1.7$Win32 OpenOffice.org_project/417m1$Build-9800</meta:generator>
    <meta:document-statistic meta:table-count="0" meta:image-count="0" meta:object-count="26" meta:page-count="1" meta:paragraph-count="36" meta:word-count="249" meta:character-count="1246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row>
            <mrow>
              <mrow>
                <mn>1</mn>
              </mrow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x</mi>
                </mrow>
              </msup>
            </mrow>
          </mrow>
        </mfrac>
      </mrow>
    </mrow>
    <annotation encoding="StarMath 5.0">f(x)={{nitalic e}^x}over{{1}+{nitalic e}^{x}}</annotation>
  </semantics>
</math>
</file>

<file path=Object 10/content.xml><?xml version="1.0" encoding="utf-8"?>
<math xmlns="http://www.w3.org/1998/Math/MathML">
  <semantics>
    <mrow>
      <mrow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x</mi>
                  </mrow>
                </mrow>
              </msup>
            </mrow>
          </mrow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o stretchy="false">−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x</mi>
                  </mrow>
                </mrow>
              </msup>
            </mrow>
          </mrow>
        </mfrac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n>2</mn>
                  </mrow>
                  <mi>x</mi>
                </mrow>
              </msup>
              <mo stretchy="false">+</mo>
              <mrow>
                <mn>1</mn>
              </mrow>
            </mrow>
          </mrow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n>2</mn>
                  </mrow>
                  <mi>x</mi>
                </mrow>
              </msup>
              <mo stretchy="false">−</mo>
              <mrow>
                <mn>1</mn>
              </mrow>
            </mrow>
          </mrow>
        </mfrac>
      </mrow>
    </mrow>
    <annotation encoding="StarMath 5.0">{{nitalic e}^x+{nitalic e}^{-x}}over{{nitalic e}^x-{nitalic e}^{-x}}={{nitalic e}^{{2}x}+{1}}over{{nitalic e}^{{2}x}-{1}}</annotation>
  </semantics>
</math>
</file>

<file path=Object 11/content.xml><?xml version="1.0" encoding="utf-8"?>
<math xmlns="http://www.w3.org/1998/Math/MathML">
  <semantics>
    <mrow>
      <mrow>
        <mi>x</mi>
        <mo stretchy="false">≠</mo>
        <mrow>
          <mn>0</mn>
        </mrow>
      </mrow>
    </mrow>
    <annotation encoding="StarMath 5.0">x&lt;&gt;{0}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k</mi>
                <mo stretchy="false">=</mo>
                <mrow>
                  <mn>0</mn>
                </mrow>
              </mrow>
            </mrow>
            <mrow>
              <mi>n</mi>
            </mrow>
          </munderover>
          <mrow>
            <mrow>
              <mn>2</mn>
            </mrow>
            <mrow>
              <mi>k</mi>
              <mo stretchy="false">+</mo>
              <mrow>
                <mn>1</mn>
              </mrow>
            </mrow>
          </mrow>
        </mrow>
        <mo stretchy="false">=</mo>
        <msup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  <mrow>
            <mn>2</mn>
          </mrow>
        </msup>
      </mrow>
    </mrow>
    <annotation encoding="StarMath 5.0"> sum from {k={0}}  to {n} {{2}k+{1}} = (n+{1})^{2}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k</mi>
                <mo stretchy="false">=</mo>
                <mrow>
                  <mn>0</mn>
                </mrow>
              </mrow>
            </mrow>
            <mrow>
              <mi>n</mi>
            </mrow>
          </munderover>
          <mrow>
            <mrow>
              <mn>2</mn>
            </mrow>
            <mrow>
              <mi>k</mi>
              <mo stretchy="false">+</mo>
              <mrow>
                <mn>1</mn>
              </mrow>
            </mrow>
          </mrow>
        </mrow>
        <mo stretchy="false">=</mo>
        <msup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  <mrow>
            <mn>2</mn>
          </mrow>
        </msup>
      </mrow>
    </mrow>
    <annotation encoding="StarMath 5.0"> sum from {k={0}}  to {n} {{2}k+{1}} = (n+{1})^{2} </annotation>
  </semantics>
</math>
</file>

<file path=Object 15/content.xml><?xml version="1.0" encoding="utf-8"?>
<math xmlns="http://www.w3.org/1998/Math/MathML">
  <semantics>
    <mrow>
      <mrow>
        <mi>A</mi>
        <mo stretchy="false">=</mo>
        <mfrac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i>x</mi>
                  <mo stretchy="false">+</mo>
                  <mrow>
                    <mn>2</mn>
                  </mrow>
                </mrow>
              </mrow>
            </msup>
          </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frac>
      </mrow>
    </mrow>
    <annotation encoding="StarMath 5.0">A={{nitalic e}^{x+{2}}}over{{nitalic e}^{-x}}</annotation>
  </semantics>
</math>
</file>

<file path=Object 16/content.xml><?xml version="1.0" encoding="utf-8"?>
<math xmlns="http://www.w3.org/1998/Math/MathML">
  <semantics>
    <mrow>
      <mrow>
        <mi>B</mi>
        <mo stretchy="false">=</mo>
        <mrow>
          <msup>
            <mrow>
              <mo stretchy="false">(</mo>
              <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  <mo stretchy="false">−</mo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row>
                      <mrow>
                        <mo stretchy="false">−</mo>
                        <mi>x</mi>
                      </mrow>
                    </mrow>
                  </msup>
                </mrow>
              </mrow>
              <mo stretchy="false">)</mo>
            </mrow>
            <mn>2</mn>
          </msup>
          <mo stretchy="false">−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x</mi>
              </mrow>
            </mrow>
          </msup>
        </mrow>
      </mrow>
      <mrow>
        <mo stretchy="false">(</mo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n>3</mn>
                </mrow>
                <mi>x</mi>
              </mrow>
            </msup>
            <mo stretchy="false">+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)</mo>
      </mrow>
    </mrow>
    <annotation encoding="StarMath 5.0">B=({nitalic e}^x-{nitalic e}^{-x})^2-{nitalic e}^{-x}({nitalic e}^{{3}x}+{nitalic e}^{-x})</annotation>
  </semantics>
</math>
</file>

<file path=Object 17/content.xml><?xml version="1.0" encoding="utf-8"?>
<math xmlns="http://www.w3.org/1998/Math/MathML">
  <semantics>
    <mrow>
      <mrow>
        <mi>x</mi>
        <mo stretchy="false">≠</mo>
        <mrow>
          <mn>0</mn>
        </mrow>
      </mrow>
    </mrow>
    <annotation encoding="StarMath 5.0">x&lt;&gt;{0}</annotation>
  </semantics>
</math>
</file>

<file path=Object 18/content.xml><?xml version="1.0" encoding="utf-8"?>
<math xmlns="http://www.w3.org/1998/Math/MathML">
  <semantics>
    <mrow>
      <mrow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x</mi>
                  </mrow>
                </mrow>
              </msup>
            </mrow>
          </mrow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o stretchy="false">−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o stretchy="false">−</mo>
                    <mi>x</mi>
                  </mrow>
                </mrow>
              </msup>
            </mrow>
          </mrow>
        </mfrac>
        <mo stretchy="false">=</mo>
        <mfrac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n>2</mn>
                  </mrow>
                  <mi>x</mi>
                </mrow>
              </msup>
              <mo stretchy="false">+</mo>
              <mrow>
                <mn>1</mn>
              </mrow>
            </mrow>
          </mrow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row>
                    <mn>2</mn>
                  </mrow>
                  <mi>x</mi>
                </mrow>
              </msup>
              <mo stretchy="false">−</mo>
              <mrow>
                <mn>1</mn>
              </mrow>
            </mrow>
          </mrow>
        </mfrac>
      </mrow>
    </mrow>
    <annotation encoding="StarMath 5.0">{{nitalic e}^x+{nitalic e}^{-x}}over{{nitalic e}^x-{nitalic e}^{-x}}={{nitalic e}^{{2}x}+{1}}over{{nitalic e}^{{2}x}-{1}}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row>
            <mrow>
              <mrow>
                <mn>1</mn>
              </mrow>
              <mo stretchy="false">+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x</mi>
                </mrow>
              </msup>
            </mrow>
          </mrow>
        </mfrac>
      </mrow>
    </mrow>
    <annotation encoding="StarMath 5.0">f(x)={{nitalic e}^x}over{{1}+{nitalic e}^{x}}</annotation>
  </semantics>
</math>
</file>

<file path=Object 2/content.xml><?xml version="1.0" encoding="utf-8"?>
<math xmlns="http://www.w3.org/1998/Math/MathML">
  <semantics>
    <mrow>
      <mi>C</mi>
    </mrow>
    <annotation encoding="StarMath 5.0">C</annotation>
  </semantics>
</math>
</file>

<file path=Object 20/content.xml><?xml version="1.0" encoding="utf-8"?>
<math xmlns="http://www.w3.org/1998/Math/MathML">
  <semantics>
    <mrow>
      <mi>C</mi>
    </mrow>
    <annotation encoding="StarMath 5.0">C</annotation>
  </semantics>
</math>
</file>

<file path=Object 21/content.xml><?xml version="1.0" encoding="utf-8"?>
<math xmlns="http://www.w3.org/1998/Math/MathML">
  <semantics>
    <mrow>
      <mi>C</mi>
    </mrow>
    <annotation encoding="StarMath 5.0">C</annotation>
  </semantics>
</math>
</file>

<file path=Object 2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row>
          <mi>x</mi>
          <mo stretchy="false">+</mo>
          <mfrac>
            <mrow>
              <mn>1</mn>
            </mrow>
            <mrow>
              <mn>2</mn>
            </mrow>
          </mfrac>
        </mrow>
        <mo stretchy="false">−</mo>
        <mi>f</mi>
      </mrow>
      <mrow>
        <mo stretchy="false">(</mo>
        <mrow>
          <mi>x</mi>
        </mrow>
        <mo stretchy="false">)</mo>
      </mrow>
    </mrow>
    <annotation encoding="StarMath 5.0">g(x)={1} over {4}x+{1} over {2}-f(x) </annotation>
  </semantics>
</math>
</file>

<file path=Object 23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row>
                <mo stretchy="false">(</mo>
                <mrow>
                  <mrow>
                    <msup>
                      <mrow>
                        <mstyle mathvariant="normal">
                          <mrow>
                            <mi mathvariant="normal">e</mi>
                          </mrow>
                        </mstyle>
                      </mrow>
                      <mi>x</mi>
                    </msup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  <mrow>
            <mrow>
              <mn>4</mn>
            </mrow>
            <msup>
              <mrow>
                <mo stretchy="false">(</mo>
                <mrow>
                  <mrow>
                    <mrow>
                      <mn>1</mn>
                    </mrow>
                    <mo stretchy="false">+</mo>
                    <msup>
                      <mrow>
                        <mstyle mathvariant="normal">
                          <mrow>
                            <mi mathvariant="normal">e</mi>
                          </mrow>
                        </mstyle>
                      </mrow>
                      <mi>x</mi>
                    </msup>
                  </mrow>
                </mrow>
                <mo stretchy="false">)</mo>
              </mrow>
              <mn>2</mn>
            </msup>
          </mrow>
        </mfrac>
      </mrow>
    </mrow>
    <annotation encoding="StarMath 5.0">g'(x)={({nitalic e}^x-{1})^2}over{{4}({1}+{nitalic e}^x)^2}</annotation>
  </semantics>
</math>
</file>

<file path=Object 24/content.xml><?xml version="1.0" encoding="utf-8"?>
<math xmlns="http://www.w3.org/1998/Math/MathML">
  <semantics>
    <mrow>
      <mi>g</mi>
      <mrow>
        <mo stretchy="false">(</mo>
        <mrow>
          <mrow>
            <mn>0</mn>
          </mrow>
        </mrow>
        <mo stretchy="false">)</mo>
      </mrow>
    </mrow>
    <annotation encoding="StarMath 5.0">g({0})</annotation>
  </semantics>
</math>
</file>

<file path=Object 25/content.xml><?xml version="1.0" encoding="utf-8"?>
<math xmlns="http://www.w3.org/1998/Math/MathML">
  <semantics>
    <mrow>
      <mi>C</mi>
    </mrow>
    <annotation encoding="StarMath 5.0">C</annotation>
  </semantics>
</math>
</file>

<file path=Object 26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row>
          <mi>x</mi>
          <mo stretchy="false">+</mo>
          <mfrac>
            <mrow>
              <mn>1</mn>
            </mrow>
            <mrow>
              <mn>2</mn>
            </mrow>
          </mfrac>
        </mrow>
        <mo stretchy="false">−</mo>
        <mi>f</mi>
      </mrow>
      <mrow>
        <mo stretchy="false">(</mo>
        <mrow>
          <mi>x</mi>
        </mrow>
        <mo stretchy="false">)</mo>
      </mrow>
    </mrow>
    <annotation encoding="StarMath 5.0">g(x)={1} over {4}x+{1} over {2}-f(x) </annotation>
  </semantics>
</math>
</file>

<file path=Object 6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row>
                <mo stretchy="false">(</mo>
                <mrow>
                  <mrow>
                    <msup>
                      <mrow>
                        <mstyle mathvariant="normal">
                          <mrow>
                            <mi mathvariant="normal">e</mi>
                          </mrow>
                        </mstyle>
                      </mrow>
                      <mi>x</mi>
                    </msup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  <mrow>
            <mrow>
              <mn>4</mn>
            </mrow>
            <msup>
              <mrow>
                <mo stretchy="false">(</mo>
                <mrow>
                  <mrow>
                    <mrow>
                      <mn>1</mn>
                    </mrow>
                    <mo stretchy="false">+</mo>
                    <msup>
                      <mrow>
                        <mstyle mathvariant="normal">
                          <mrow>
                            <mi mathvariant="normal">e</mi>
                          </mrow>
                        </mstyle>
                      </mrow>
                      <mi>x</mi>
                    </msup>
                  </mrow>
                </mrow>
                <mo stretchy="false">)</mo>
              </mrow>
              <mn>2</mn>
            </msup>
          </mrow>
        </mfrac>
      </mrow>
    </mrow>
    <annotation encoding="StarMath 5.0">g'(x)={({nitalic e}^x-{1})^2}over{{4}({1}+{nitalic e}^x)^2}</annotation>
  </semantics>
</math>
</file>

<file path=Object 7/content.xml><?xml version="1.0" encoding="utf-8"?>
<math xmlns="http://www.w3.org/1998/Math/MathML">
  <semantics>
    <mrow>
      <mi>g</mi>
      <mrow>
        <mo stretchy="false">(</mo>
        <mrow>
          <mrow>
            <mn>0</mn>
          </mrow>
        </mrow>
        <mo stretchy="false">)</mo>
      </mrow>
    </mrow>
    <annotation encoding="StarMath 5.0">g({0})</annotation>
  </semantics>
</math>
</file>

<file path=Object 8/content.xml><?xml version="1.0" encoding="utf-8"?>
<math xmlns="http://www.w3.org/1998/Math/MathML">
  <semantics>
    <mrow>
      <mrow>
        <mi>A</mi>
        <mo stretchy="false">=</mo>
        <mfrac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i>x</mi>
                  <mo stretchy="false">+</mo>
                  <mrow>
                    <mn>2</mn>
                  </mrow>
                </mrow>
              </mrow>
            </msup>
          </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frac>
      </mrow>
    </mrow>
    <annotation encoding="StarMath 5.0">A={{nitalic e}^{x+{2}}}over{{nitalic e}^{-x}}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sup>
            <mrow>
              <mo stretchy="false">(</mo>
              <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  <mo stretchy="false">−</mo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row>
                      <mrow>
                        <mo stretchy="false">−</mo>
                        <mi>x</mi>
                      </mrow>
                    </mrow>
                  </msup>
                </mrow>
              </mrow>
              <mo stretchy="false">)</mo>
            </mrow>
            <mn>2</mn>
          </msup>
          <mo stretchy="false">−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x</mi>
              </mrow>
            </mrow>
          </msup>
        </mrow>
      </mrow>
      <mrow>
        <mo stretchy="false">(</mo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n>3</mn>
                </mrow>
                <mi>x</mi>
              </mrow>
            </msup>
            <mo stretchy="false">+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)</mo>
      </mrow>
    </mrow>
    <annotation encoding="StarMath 5.0">B=({nitalic e}^x-{nitalic e}^{-x})^2-{nitalic e}^{-x}({nitalic e}^{{3}x}+{nitalic e}^{-x})</annotation>
  </semantics>
</math>
</file>